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dc6b2" officeooo:paragraph-rsid="003dc6b2"/>
    </style:style>
    <style:style style:name="P4" style:family="paragraph" style:parent-style-name="Standard">
      <style:text-properties officeooo:rsid="00432639" officeooo:paragraph-rsid="00432639"/>
    </style:style>
    <style:style style:name="P5" style:family="paragraph" style:parent-style-name="Standard">
      <style:text-properties officeooo:rsid="0042ea7f" officeooo:paragraph-rsid="0042ea7f"/>
    </style:style>
    <style:style style:name="P6" style:family="paragraph" style:parent-style-name="Standard">
      <style:text-properties officeooo:rsid="003f79f4" officeooo:paragraph-rsid="003f79f4"/>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9dd89" officeooo:paragraph-rsid="0039dd89"/>
    </style:style>
    <style:style style:name="P9"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0" style:family="paragraph" style:parent-style-name="Standard">
      <style:text-properties fo:font-weight="bold" officeooo:rsid="003acf5d" officeooo:paragraph-rsid="003acf5d" style:font-weight-asian="bold" style:font-weight-complex="bold"/>
    </style:style>
    <style:style style:name="P11" style:family="paragraph" style:parent-style-name="Standard">
      <style:text-properties officeooo:rsid="0039dd89" officeooo:paragraph-rsid="0039dd89"/>
    </style:style>
    <style:style style:name="P12" style:family="paragraph" style:parent-style-name="Standard">
      <style:text-properties officeooo:rsid="0037d260" officeooo:paragraph-rsid="0037d260"/>
    </style:style>
    <style:style style:name="P13" style:family="paragraph" style:parent-style-name="Standard">
      <style:text-properties officeooo:rsid="0031a360" officeooo:paragraph-rsid="0031a360"/>
    </style:style>
    <style:style style:name="P14" style:family="paragraph" style:parent-style-name="Standard">
      <style:text-properties officeooo:rsid="0030ec59" officeooo:paragraph-rsid="0031a360"/>
    </style:style>
    <style:style style:name="P15" style:family="paragraph" style:parent-style-name="Standard">
      <style:text-properties officeooo:rsid="00309787" officeooo:paragraph-rsid="00309787"/>
    </style:style>
    <style:style style:name="P16" style:family="paragraph" style:parent-style-name="Standard">
      <style:text-properties officeooo:rsid="002bca30" officeooo:paragraph-rsid="002bca30"/>
    </style:style>
    <style:style style:name="P17" style:family="paragraph" style:parent-style-name="Standard">
      <style:text-properties officeooo:rsid="0029a305" officeooo:paragraph-rsid="0029da8f"/>
    </style:style>
    <style:style style:name="P18" style:family="paragraph" style:parent-style-name="Standard">
      <style:text-properties officeooo:rsid="002814f8" officeooo:paragraph-rsid="002814f8"/>
    </style:style>
    <style:style style:name="P19" style:family="paragraph" style:parent-style-name="Standard">
      <style:text-properties officeooo:rsid="001eb5c0" officeooo:paragraph-rsid="001eb5c0"/>
    </style:style>
    <style:style style:name="P20" style:family="paragraph" style:parent-style-name="Standard">
      <style:text-properties officeooo:rsid="001e3884" officeooo:paragraph-rsid="001e3884"/>
    </style:style>
    <style:style style:name="P21" style:family="paragraph" style:parent-style-name="Standard">
      <style:paragraph-properties fo:text-align="center" style:justify-single-word="false"/>
      <style:text-properties officeooo:rsid="001e3884" officeooo:paragraph-rsid="001e3884"/>
    </style:style>
    <style:style style:name="P22" style:family="paragraph" style:parent-style-name="Standard">
      <style:paragraph-properties fo:margin-top="0in" fo:margin-bottom="0in" style:contextual-spacing="false" fo:line-height="100%"/>
      <style:text-properties officeooo:rsid="0067a9d7" officeooo:paragraph-rsid="0067a9d7"/>
    </style:style>
    <style:style style:name="P23" style:family="paragraph" style:parent-style-name="Standard">
      <style:paragraph-properties fo:margin-top="0in" fo:margin-bottom="0in" style:contextual-spacing="false" fo:line-height="100%"/>
      <style:text-properties officeooo:rsid="0067a9d7" officeooo:paragraph-rsid="006c8b31"/>
    </style:style>
    <style:style style:name="P24" style:family="paragraph" style:parent-style-name="Standard">
      <style:paragraph-properties fo:margin-top="0in" fo:margin-bottom="0in" style:contextual-spacing="false" fo:line-height="100%"/>
      <style:text-properties officeooo:paragraph-rsid="006c8b31"/>
    </style:style>
    <style:style style:name="P25"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2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2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2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29" style:family="paragraph" style:parent-style-name="Text_20_body">
      <style:paragraph-properties fo:margin-top="0in" fo:margin-bottom="0in" style:contextual-spacing="false" fo:line-height="100%"/>
      <style:text-properties officeooo:rsid="0067a9d7" officeooo:paragraph-rsid="0067a9d7"/>
    </style:style>
    <style:style style:name="P30" style:family="paragraph" style:parent-style-name="Text_20_body">
      <style:paragraph-properties fo:margin-top="0in" fo:margin-bottom="0in" style:contextual-spacing="false" fo:line-height="100%"/>
      <style:text-properties officeooo:rsid="0067a9d7" officeooo:paragraph-rsid="006c8b31"/>
    </style:style>
    <style:style style:name="P31" style:family="paragraph" style:parent-style-name="Table_20_Contents">
      <style:text-properties officeooo:rsid="0020ae66"/>
    </style:style>
    <style:style style:name="P32" style:family="paragraph" style:parent-style-name="Table_20_Contents">
      <style:text-properties officeooo:rsid="0020ae66" officeooo:paragraph-rsid="0020ae66"/>
    </style:style>
    <style:style style:name="P33" style:family="paragraph" style:parent-style-name="Table_20_Contents">
      <style:text-properties officeooo:rsid="005182b4" officeooo:paragraph-rsid="005182b4"/>
    </style:style>
    <style:style style:name="P34" style:family="paragraph" style:parent-style-name="Table_20_Contents">
      <style:text-properties officeooo:rsid="001eb5c0" officeooo:paragraph-rsid="001eb5c0"/>
    </style:style>
    <style:style style:name="P35" style:family="paragraph" style:parent-style-name="Text_20_body">
      <style:text-properties officeooo:rsid="0021e3de" officeooo:paragraph-rsid="0021e3de"/>
    </style:style>
    <style:style style:name="P36" style:family="paragraph" style:parent-style-name="Text_20_body">
      <style:text-properties officeooo:rsid="0059f118" officeooo:paragraph-rsid="0059f118"/>
    </style:style>
    <style:style style:name="P37" style:family="paragraph" style:parent-style-name="Text_20_body">
      <style:text-properties officeooo:rsid="0059f118" officeooo:paragraph-rsid="005b1efb"/>
    </style:style>
    <style:style style:name="P38" style:family="paragraph" style:parent-style-name="Text_20_body">
      <style:text-properties officeooo:rsid="0059f118" officeooo:paragraph-rsid="006a89de"/>
    </style:style>
    <style:style style:name="P39" style:family="paragraph" style:parent-style-name="Text_20_body">
      <style:text-properties officeooo:rsid="005b1efb" officeooo:paragraph-rsid="005b1efb"/>
    </style:style>
    <style:style style:name="P40" style:family="paragraph" style:parent-style-name="Text_20_body">
      <style:text-properties officeooo:rsid="00246385" officeooo:paragraph-rsid="00246385"/>
    </style:style>
    <style:style style:name="P41" style:family="paragraph" style:parent-style-name="Text_20_body">
      <style:text-properties officeooo:rsid="005bab7b" officeooo:paragraph-rsid="005bab7b"/>
    </style:style>
    <style:style style:name="P42" style:family="paragraph" style:parent-style-name="Text_20_body">
      <style:text-properties officeooo:paragraph-rsid="0021e3de"/>
    </style:style>
    <style:style style:name="P43" style:family="paragraph" style:parent-style-name="Text_20_body">
      <style:text-properties officeooo:rsid="002425a8" officeooo:paragraph-rsid="002425a8"/>
    </style:style>
    <style:style style:name="P44" style:family="paragraph" style:parent-style-name="Text_20_body">
      <style:text-properties officeooo:rsid="0026be82" officeooo:paragraph-rsid="0026be82"/>
    </style:style>
    <style:style style:name="P45" style:family="paragraph" style:parent-style-name="Text_20_body">
      <style:text-properties officeooo:paragraph-rsid="001eb5c0"/>
    </style:style>
    <style:style style:name="P46" style:family="paragraph" style:parent-style-name="Text_20_body">
      <style:text-properties officeooo:rsid="00220fc5" officeooo:paragraph-rsid="00220fc5"/>
    </style:style>
    <style:style style:name="P47" style:family="paragraph" style:parent-style-name="Text_20_body">
      <style:text-properties officeooo:rsid="005cfb38" officeooo:paragraph-rsid="006172d3"/>
    </style:style>
    <style:style style:name="P48" style:family="paragraph" style:parent-style-name="Text_20_body">
      <style:text-properties officeooo:rsid="006172d3" officeooo:paragraph-rsid="006172d3"/>
    </style:style>
    <style:style style:name="P49" style:family="paragraph" style:parent-style-name="Text_20_body">
      <style:text-properties officeooo:rsid="006257d9" officeooo:paragraph-rsid="006257d9"/>
    </style:style>
    <style:style style:name="P50" style:family="paragraph" style:parent-style-name="Text_20_body">
      <style:text-properties officeooo:rsid="006501e5" officeooo:paragraph-rsid="006501e5"/>
    </style:style>
    <style:style style:name="P51" style:family="paragraph" style:parent-style-name="Text_20_body">
      <style:text-properties officeooo:rsid="0067a9d7" officeooo:paragraph-rsid="0067a9d7"/>
    </style:style>
    <style:style style:name="P52" style:family="paragraph" style:parent-style-name="Text_20_body">
      <style:text-properties officeooo:rsid="0074f2ca" officeooo:paragraph-rsid="0074f2ca"/>
    </style:style>
    <style:style style:name="P53" style:family="paragraph" style:parent-style-name="Text_20_body">
      <style:paragraph-properties fo:margin-top="0in" fo:margin-bottom="0.0972in" style:contextual-spacing="false" fo:line-height="115%"/>
      <style:text-properties style:font-name="Courier New" fo:font-size="8pt" officeooo:rsid="0059f118" officeooo:paragraph-rsid="0059f118" style:font-size-asian="8pt" style:font-size-complex="8pt"/>
    </style:style>
    <style:style style:name="P54"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55" style:family="paragraph" style:parent-style-name="Heading_20_2">
      <style:text-properties officeooo:rsid="001eb5c0" officeooo:paragraph-rsid="001eb5c0"/>
    </style:style>
    <style:style style:name="P56" style:family="paragraph" style:parent-style-name="Heading_20_2" style:list-style-name=""/>
    <style:style style:name="P57" style:family="paragraph" style:parent-style-name="Heading_20_2">
      <style:paragraph-properties fo:break-before="page"/>
    </style:style>
    <style:style style:name="P58" style:family="paragraph" style:parent-style-name="Heading_20_2">
      <style:paragraph-properties fo:break-before="page"/>
      <style:text-properties officeooo:rsid="0021e3de" officeooo:paragraph-rsid="0021e3de"/>
    </style:style>
    <style:style style:name="P59" style:family="paragraph" style:parent-style-name="Standard">
      <style:paragraph-properties fo:margin-top="0in" fo:margin-bottom="0in" style:contextual-spacing="false" fo:line-height="100%"/>
      <style:text-properties officeooo:paragraph-rsid="0067a9d7"/>
    </style:style>
    <style:style style:name="P60" style:family="paragraph" style:parent-style-name="Text_20_body">
      <style:paragraph-properties fo:margin-top="0in" fo:margin-bottom="0in" style:contextual-spacing="false" fo:line-height="100%"/>
      <style:text-properties officeooo:rsid="0067a9d7" officeooo:paragraph-rsid="0067a9d7"/>
    </style:style>
    <style:style style:name="P61" style:family="paragraph" style:parent-style-name="Text_20_body">
      <style:text-properties officeooo:rsid="0059f118" officeooo:paragraph-rsid="006a89de"/>
    </style:style>
    <style:style style:name="P62" style:family="paragraph" style:parent-style-name="Text_20_body">
      <style:text-properties officeooo:rsid="0059f118" officeooo:paragraph-rsid="005b1efb"/>
    </style:style>
    <style:style style:name="P63" style:family="paragraph" style:parent-style-name="Text_20_body">
      <style:text-properties style:font-name="Courier New" fo:font-size="8pt" officeooo:rsid="0074f2ca" officeooo:paragraph-rsid="0074f2ca" style:font-size-asian="8pt" style:font-size-complex="8pt"/>
    </style:style>
    <style:style style:name="P64" style:family="paragraph" style:parent-style-name="Text_20_body">
      <style:text-properties officeooo:rsid="006d5e7f" officeooo:paragraph-rsid="00790232"/>
    </style:style>
    <style:style style:name="P65" style:family="paragraph" style:parent-style-name="Text_20_body">
      <style:text-properties officeooo:rsid="006501e5" officeooo:paragraph-rsid="006501e5"/>
    </style:style>
    <style:style style:name="P66" style:family="paragraph" style:parent-style-name="Text_20_body">
      <style:text-properties officeooo:rsid="0067a9d7" officeooo:paragraph-rsid="0067a9d7"/>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ae5ad"/>
    </style:style>
    <style:style style:name="T79" style:family="text">
      <style:text-properties officeooo:rsid="006c8b31"/>
    </style:style>
    <style:style style:name="T80" style:family="text">
      <style:text-properties officeooo:rsid="00790232"/>
    </style:style>
    <style:style style:name="T81" style:family="text">
      <style:text-properties officeooo:rsid="0079c521"/>
    </style:style>
  </office:automatic-styles>
  <office:body>
    <office:text text:use-soft-page-breaks="true">
      <text:tracked-changes>
        <text:changed-region xml:id="ct1780501880560" text:id="ct1780501880560">
          <text:deletion>
            <office:change-info>
              <dc:creator>Unknown Author</dc:creator>
              <dc:date>2021-10-17T13:18:56</dc:date>
            </office:change-info>
            <text:p text:style-name="P50">(</text:p>
          </text:deletion>
        </text:changed-region>
        <text:changed-region xml:id="ct1780501889200" text:id="ct1780501889200">
          <text:deletion>
            <office:change-info>
              <dc:creator>Unknown Author</dc:creator>
              <dc:date>2021-10-17T13:18:56</dc:date>
            </office:change-info>
            <text:p text:style-name="P50">)</text:p>
          </text:deletion>
        </text:changed-region>
        <text:changed-region xml:id="ct1780534358336" text:id="ct1780534358336">
          <text:insertion>
            <office:change-info>
              <dc:creator>Unknown Author</dc:creator>
              <dc:date>2021-10-24T07:58:58</dc:date>
            </office:change-info>
          </text:insertion>
        </text:changed-region>
        <text:changed-region xml:id="ct1780534365776" text:id="ct1780534365776">
          <text:deletion>
            <office:change-info>
              <dc:creator>Unknown Author</dc:creator>
              <dc:date>2021-10-24T07:58:58</dc:date>
            </office:change-info>
            <text:p text:style-name="P50"><text:span text:style-name="T75">ese</text:span></text:p>
          </text:deletion>
        </text:changed-region>
        <text:changed-region xml:id="ct1780534358096" text:id="ct1780534358096">
          <text:insertion>
            <office:change-info>
              <dc:creator>Unknown Author</dc:creator>
              <dc:date>2021-10-24T07:59:00</dc:date>
            </office:change-info>
          </text:insertion>
        </text:changed-region>
        <text:changed-region xml:id="ct1780534361456" text:id="ct1780534361456">
          <text:deletion>
            <office:change-info>
              <dc:creator>Unknown Author</dc:creator>
              <dc:date>2021-10-24T07:59:00</dc:date>
            </office:change-info>
            <text:p text:style-name="P50"><text:span text:style-name="T75">s</text:span></text:p>
          </text:deletion>
        </text:changed-region>
        <text:changed-region xml:id="ct1780501880800" text:id="ct1780501880800">
          <text:deletion>
            <office:change-info>
              <dc:creator>Unknown Author</dc:creator>
              <dc:date>2021-10-17T13:05:45</dc:date>
            </office:change-info>
            <text:p text:style-name="P29"><text:span text:style-name="T32">++--++--++--++--++--++--++--++--++--++--++--++--</text:span> </text:p>
          </text:deletion>
        </text:changed-region>
        <text:changed-region xml:id="ct1780501889440" text:id="ct1780501889440">
          <text:insertion>
            <office:change-info>
              <dc:creator>Unknown Author</dc:creator>
              <dc:date>2021-10-17T13:05:45</dc:date>
            </office:change-info>
          </text:insertion>
        </text:changed-region>
        <text:changed-region xml:id="ct1780501890160" text:id="ct1780501890160">
          <text:insertion>
            <office:change-info>
              <dc:creator>Unknown Author</dc:creator>
              <dc:date>2021-10-17T13:04:28</dc:date>
            </office:change-info>
          </text:insertion>
        </text:changed-region>
        <text:changed-region xml:id="ct1780501890400" text:id="ct1780501890400">
          <text:deletion>
            <office:change-info>
              <dc:creator>Unknown Author</dc:creator>
              <dc:date>2021-10-17T13:04:28</dc:date>
            </office:change-info>
            <text:p text:style-name="P29">)</text:p>
          </text:deletion>
        </text:changed-region>
        <text:changed-region xml:id="ct1780501890880" text:id="ct1780501890880">
          <text:deletion>
            <office:change-info>
              <dc:creator>Unknown Author</dc:creator>
              <dc:date>2021-10-17T13:05:07</dc:date>
            </office:change-info>
            <text:p text:style-name="P29"><text:span text:style-name="T32">-- </text:span></text:p>
          </text:deletion>
        </text:changed-region>
        <text:changed-region xml:id="ct1780501881040" text:id="ct1780501881040">
          <text:deletion>
            <office:change-info>
              <dc:creator>Unknown Author</dc:creator>
              <dc:date>2021-10-17T13:04:51</dc:date>
            </office:change-info>
            <text:p text:style-name="P29"><text:span text:style-name="T32">++--++--++--++--++--++--++--++--++--++--++--++</text:span></text:p>
          </text:deletion>
        </text:changed-region>
        <text:changed-region xml:id="ct1780501891120" text:id="ct1780501891120">
          <text:insertion>
            <office:change-info>
              <dc:creator>Unknown Author</dc:creator>
              <dc:date>2021-10-17T13:06:12</dc:date>
            </office:change-info>
          </text:insertion>
        </text:changed-region>
        <text:changed-region xml:id="ct1780501881280" text:id="ct1780501881280">
          <text:insertion>
            <office:change-info>
              <dc:creator>Unknown Author</dc:creator>
              <dc:date>2021-10-17T13:05:14</dc:date>
            </office:change-info>
          </text:insertion>
        </text:changed-region>
        <text:changed-region xml:id="ct1780501881760" text:id="ct1780501881760">
          <text:insertion>
            <office:change-info>
              <dc:creator>Unknown Author</dc:creator>
              <dc:date>2021-10-17T13:04:35</dc:date>
            </office:change-info>
          </text:insertion>
        </text:changed-region>
        <text:changed-region xml:id="ct1780501892080" text:id="ct1780501892080">
          <text:insertion>
            <office:change-info>
              <dc:creator>Unknown Author</dc:creator>
              <dc:date>2021-10-17T13:06:26</dc:date>
            </office:change-info>
          </text:insertion>
        </text:changed-region>
        <text:changed-region xml:id="ct1780501891840" text:id="ct1780501891840">
          <text:insertion>
            <office:change-info>
              <dc:creator>Unknown Author</dc:creator>
              <dc:date>2021-10-17T13:05:18</dc:date>
            </office:change-info>
          </text:insertion>
        </text:changed-region>
        <text:changed-region xml:id="ct1780501892320" text:id="ct1780501892320">
          <text:deletion>
            <office:change-info>
              <dc:creator>Unknown Author</dc:creator>
              <dc:date>2021-10-17T13:07:01</dc:date>
            </office:change-info>
            <text:p text:style-name="P59"/>
            <text:p text:style-name="P59"/>
          </text:deletion>
        </text:changed-region>
        <text:changed-region xml:id="ct1780499143344" text:id="ct1780499143344">
          <text:insertion>
            <office:change-info>
              <dc:creator>Unknown Author</dc:creator>
              <dc:date>2021-10-17T13:07:25</dc:date>
            </office:change-info>
          </text:insertion>
        </text:changed-region>
        <text:changed-region xml:id="ct1780499143584" text:id="ct1780499143584">
          <text:deletion>
            <office:change-info>
              <dc:creator>Unknown Author</dc:creator>
              <dc:date>2021-10-17T13:08:30</dc:date>
            </office:change-info>
            <text:p text:style-name="P38"/>
            <text:p text:style-name="P51">xx</text:p>
            <text:p text:style-name="P38"/>
          </text:deletion>
        </text:changed-region>
        <text:changed-region xml:id="ct1780499137824" text:id="ct1780499137824">
          <text:insertion>
            <office:change-info>
              <dc:creator>Unknown Author</dc:creator>
              <dc:date>2021-10-17T13:12:41</dc:date>
            </office:change-info>
          </text:insertion>
        </text:changed-region>
        <text:changed-region xml:id="ct1780499139024" text:id="ct1780499139024">
          <text:insertion>
            <office:change-info>
              <dc:creator>Unknown Author</dc:creator>
              <dc:date>2021-10-17T13:18:11</dc:date>
            </office:change-info>
          </text:insertion>
        </text:changed-region>
        <text:changed-region xml:id="ct1780499139264" text:id="ct1780499139264">
          <text:insertion>
            <office:change-info>
              <dc:creator>Unknown Author</dc:creator>
              <dc:date>2021-10-17T13:19:06</dc:date>
            </office:change-info>
          </text:insertion>
        </text:changed-region>
        <text:changed-region xml:id="ct1780499144304" text:id="ct1780499144304">
          <text:deletion>
            <office:change-info>
              <dc:creator>Unknown Author</dc:creator>
              <dc:date>2021-10-17T13:19:54</dc:date>
            </office:change-info>
            <text:p text:style-name="P37"/>
            <text:p text:style-name="P38"/>
          </text:deletion>
        </text:changed-region>
        <text:changed-region xml:id="ct1780499140704" text:id="ct1780499140704">
          <text:deletion>
            <office:change-info>
              <dc:creator>Unknown Author</dc:creator>
              <dc:date>2021-10-17T13:12:24</dc:date>
            </office:change-info>
            <text:p text:style-name="P38"/>
            <text:p text:style-name="P38"/>
          </text:deletion>
        </text:changed-region>
        <text:changed-region xml:id="ct1780499140224" text:id="ct1780499140224">
          <text:deletion>
            <office:change-info>
              <dc:creator>Unknown Author</dc:creator>
              <dc:date>2021-10-17T13:18:10</dc:date>
            </office:change-info>
            <text:p text:style-name="P38"><text:s/></text:p>
          </text:deletion>
        </text:changed-region>
        <text:changed-region xml:id="ct1780499144544" text:id="ct1780499144544">
          <text:insertion>
            <office:change-info>
              <dc:creator>Unknown Author</dc:creator>
              <dc:date>2021-10-17T13:23:42</dc:date>
            </office:change-info>
          </text:insertion>
        </text:changed-region>
        <text:changed-region xml:id="ct1780534361216" text:id="ct1780534361216">
          <text:insertion>
            <office:change-info>
              <dc:creator>Unknown Author</dc:creator>
              <dc:date>2021-10-24T08:07:47</dc:date>
            </office:change-info>
          </text:insertion>
        </text:changed-region>
        <text:changed-region xml:id="ct1780534346576" text:id="ct1780534346576">
          <text:insertion>
            <office:change-info>
              <dc:creator>Unknown Author</dc:creator>
              <dc:date>2021-10-24T08:08:02</dc:date>
            </office:change-info>
          </text:insertion>
        </text:changed-region>
        <text:changed-region xml:id="ct1780644522208" text:id="ct1780644522208">
          <text:insertion>
            <office:change-info>
              <dc:creator>Unknown Author</dc:creator>
              <dc:date>2021-10-24T08:09:05</dc:date>
            </office:change-info>
          </text:insertion>
        </text:changed-region>
        <text:changed-region xml:id="ct1780499145264" text:id="ct1780499145264">
          <text:insertion>
            <office:change-info>
              <dc:creator>Unknown Author</dc:creator>
              <dc:date>2021-10-17T13:31:03</dc:date>
            </office:change-info>
          </text:insertion>
        </text:changed-region>
        <text:changed-region xml:id="ct1780499145504" text:id="ct1780499145504">
          <text:deletion>
            <office:change-info>
              <dc:creator>Unknown Author</dc:creator>
              <dc:date>2021-10-17T13:29:57</dc:date>
            </office:change-info>
            <text:p text:style-name="P63"/>
            <text:p text:style-name="P63"/>
          </text:deletion>
        </text:changed-region>
        <text:changed-region xml:id="ct1780499146944" text:id="ct1780499146944">
          <text:insertion>
            <office:change-info>
              <dc:creator>Unknown Author</dc:creator>
              <dc:date>2021-10-17T13:29: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0"/>
      <text:p text:style-name="P21">by Daniel Marks, KW4TI</text:p>
      <text:p text:style-name="P21"/>
      <text:p text:style-name="P21">Draft v0.1 2021-10-12</text:p>
      <text:p text:style-name="P21"/>
      <text:h text:style-name="Heading_20_1" text:outline-level="1">Abstract</text:h>
      <text:p text:style-name="P20"/>
      <text:p text:style-name="P19">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19"/>
      <text:h text:style-name="Heading_20_1" text:outline-level="1">Introduction</text:h>
      <text:p text:style-name="P18"/>
      <text:p text:style-name="P17">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17"/>
      <text:p text:style-name="P16"><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16"/>
      <text:p text:style-name="P16"/>
      <text:h text:style-name="P54" text:outline-level="1">Modulation layer</text:h>
      <text:p text:style-name="P15"/>
      <text:p text:style-name="P15">The <text:span text:style-name="T20">modulation layer is of one of two types:</text:span></text:p>
      <text:p text:style-name="P15"/>
      <text:p text:style-name="P14"><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4"/>
      <text:p text:style-name="P13"><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3"/>
      <text:p text:style-name="P13"/>
      <text:p text:style-name="P13"/>
      <text:p text:style-name="P13"/>
      <text:h text:style-name="Heading_20_1" text:outline-level="1"><text:soft-page-break/>Digital Encoding</text:h>
      <text:p text:style-name="P12"/>
      <text:p text:style-name="P12">Messages are sent as 30 bit blocks, <text:span text:style-name="T38">in order of </text:span>most significant bit to least significant bit (left to right as shown here). <text:s/>The format of each block is</text:p>
      <text:p text:style-name="P12"/>
      <text:p text:style-name="P9">C XXXX C XXXX C XXXX C XXXX C XXXX C XXXX</text:p>
      <text:p text:style-name="P12"><text:span text:style-name="T38">MSB</text:span> <text:s text:c="82"/><text:span text:style-name="T38">LSB</text:span></text:p>
      <text:p text:style-name="P12"/>
      <text:p text:style-name="P12">The 24 <text:span text:style-name="T28">“X”</text:span> are 24 data bits to be sent in the block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2"/>
      <text:p text:style-name="P12"/>
      <text:h text:style-name="Heading_20_1" text:outline-level="1">Golay code word</text:h>
      <text:p text:style-name="P11"/>
      <text:p text:style-name="P11">Each <text:span text:style-name="T39">G</text:span>olay code word consists to two halves.</text:p>
      <text:p text:style-name="P11"/>
      <text:p text:style-name="P8">PPPP PPPP PPPP XXXX XXXX XXXX</text:p>
      <text:p text:style-name="P11">MSB <text:s text:c="53"/>LSB</text:p>
      <text:p text:style-name="P11"/>
      <text:p text:style-name="P11">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1"/>
      <text:p text:style-name="P11"/>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0">Data code word type</text:p>
      <text:p text:style-name="P2"/>
      <text:p text:style-name="P7">1111 XXXX XXXX</text:p>
      <text:p text:style-name="P2">MSB <text:s text:c="16"/>LSB</text:p>
      <text:p text:style-name="P11"/>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
      <text:p text:style-name="P2"/>
      <text:p text:style-name="P10"><text:soft-page-break/>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p>
      <text:p text:style-name="P2"/>
      <text:p text:style-name="P3">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p>
      <text:p text:style-name="P3"/>
      <text:h text:style-name="Heading_20_1" text:outline-level="1">Synchronization</text:h>
      <text:p text:style-name="P6"/>
      <text:p text:style-name="P6">One of the aspects of a protocol that is most susceptible to corruption is desynchronization of the bit stream, that is, incorrectly starting a 30-bit block <text:span text:style-name="T44">at the wrong point in the bit stream. <text:s/></text:span><text:span text:style-name="T45">Therefore a synchronization protocol is necessary that can synchronize the beginning of a 30-bit block. <text:s/>Because of the complement bits inserted into the 30-bit block, there will be no more than five </text:span><text:span text:style-name="T46">consecutive mark or space (1 or 0) bits in the stream. <text:s/>This </text:span><text:span text:style-name="T48">is</text:span><text:span text:style-name="T46"> used for synchronization. <text:s/>Synchronization is sent </text:span><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6"/>
      <text:p text:style-name="P5">For OOK synchronization, 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p text:style-name="P5"/>
      <text:p text:style-name="P4">For FSK synchronization, a synchronization signal is detected when either of the two FSK frequencies are detected by the receiver for 1<text:span text:style-name="T57">4</text:span> or 1<text:span text:style-name="T57">5</text:span> of the last 1<text:span text:style-name="T57">5</text:span> bit <text:span text:style-name="T55">intervals</text:span> decoded. <text:s/>The FSK frequency corresponding to the 1<text:span text:style-name="T58">4</text:span> or 1<text:span text:style-name="T58">5</text:span>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text:soft-page-break/>shift may be manually specified. <text:s/>The edge of the transitions between frequencies are used to synchronize the receiver’s clock with the sender. <text:s/>The sending of the first Golay code word occurs immediately after the last 3 mark bits.</text:p>
      <text:p text:style-name="P3"/>
      <text:p text:style-name="P3"/>
      <text:p text:style-name="P2"/>
      <text:p text:style-name="P2"/>
      <text:p text:style-name="P1"/>
      <text:h text:style-name="Heading_20_1" text:outline-level="1">Appendi<text:span text:style-name="T1">ces</text:span></text:h>
      <text:h text:style-name="P55" text:outline-level="2">Six-bit symbol encoding</text:h>
      <text:p text:style-name="P45"/>
      <text:p text:style-name="P46">The following is a table of the six bit code. <text:s/><text:span text:style-name="T4">One or two of these codes form a 12-bit Golay code word which can send one or two character symbols. <text:s/>The six bit code is as follows:</text:span></text:p>
      <text:p text:style-name="P46"/>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780500393216">
          <table:table-cell table:style-name="Table1.A1" office:value-type="string">
            <text:p text:style-name="Table_20_Contents"/>
          </table:table-cell>
          <table:table-cell table:style-name="Table1.A1" office:value-type="string">
            <text:p text:style-name="P32">000</text:p>
          </table:table-cell>
          <table:table-cell table:style-name="Table1.A1" office:value-type="string">
            <text:p text:style-name="P32">001</text:p>
          </table:table-cell>
          <table:table-cell table:style-name="Table1.A1" office:value-type="string">
            <text:p text:style-name="P32">010</text:p>
          </table:table-cell>
          <table:table-cell table:style-name="Table1.A1" office:value-type="string">
            <text:p text:style-name="P32">011</text:p>
          </table:table-cell>
          <table:table-cell table:style-name="Table1.A1" office:value-type="string">
            <text:p text:style-name="P32">100</text:p>
          </table:table-cell>
          <table:table-cell table:style-name="Table1.A1" office:value-type="string">
            <text:p text:style-name="P32">101</text:p>
          </table:table-cell>
          <table:table-cell table:style-name="Table1.A1" office:value-type="string">
            <text:p text:style-name="P32">110</text:p>
          </table:table-cell>
          <table:table-cell table:style-name="Table1.A1" office:value-type="string">
            <text:p text:style-name="P32">111</text:p>
          </table:table-cell>
        </table:table-row>
        <table:table-row table:style-name="TableLine1780500396752">
          <table:table-cell table:style-name="Table1.A1" office:value-type="string">
            <text:p text:style-name="P32">000xxx</text:p>
          </table:table-cell>
          <table:table-cell table:style-name="Table1.A1" office:value-type="string">
            <text:p text:style-name="P32">No symbol</text:p>
          </table:table-cell>
          <table:table-cell table:style-name="Table1.A1" office:value-type="string">
            <text:p text:style-name="P34">Backspace</text:p>
          </table:table-cell>
          <table:table-cell table:style-name="Table1.A1" office:value-type="string">
            <text:p text:style-name="P33">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32">( <text:s/>left parenthesis</text:p>
          </table:table-cell>
        </table:table-row>
        <table:table-row table:style-name="TableLine1780500389136">
          <table:table-cell table:style-name="Table1.A1" office:value-type="string">
            <text:p text:style-name="P32">001xxx</text:p>
          </table:table-cell>
          <table:table-cell table:style-name="Table1.A1" office:value-type="string">
            <text:p text:style-name="P32">) right parenthesis</text:p>
          </table:table-cell>
          <table:table-cell table:style-name="Table1.A1" office:value-type="string">
            <text:p text:style-name="Table_20_Contents">* <text:span text:style-name="T2">(asterisk)</text:span></text:p>
          </table:table-cell>
          <table:table-cell table:style-name="Table1.A1" office:value-type="string">
            <text:p text:style-name="P32">+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32">0</text:p>
          </table:table-cell>
        </table:table-row>
        <table:table-row table:style-name="TableLine1780500397568">
          <table:table-cell table:style-name="Table1.A1" office:value-type="string">
            <text:p text:style-name="P32">010xxx</text:p>
          </table:table-cell>
          <table:table-cell table:style-name="Table1.A1" office:value-type="string">
            <text:p text:style-name="P32">1</text:p>
            <text:p text:style-name="P32"/>
          </table:table-cell>
          <table:table-cell table:style-name="Table1.A1" office:value-type="string">
            <text:p text:style-name="P32">2</text:p>
          </table:table-cell>
          <table:table-cell table:style-name="Table1.A1" office:value-type="string">
            <text:p text:style-name="P32">3</text:p>
          </table:table-cell>
          <table:table-cell table:style-name="Table1.A1" office:value-type="string">
            <text:p text:style-name="P32">4</text:p>
          </table:table-cell>
          <table:table-cell table:style-name="Table1.A1" office:value-type="string">
            <text:p text:style-name="P32">5</text:p>
          </table:table-cell>
          <table:table-cell table:style-name="Table1.A1" office:value-type="string">
            <text:p text:style-name="P32">6</text:p>
          </table:table-cell>
          <table:table-cell table:style-name="Table1.A1" office:value-type="string">
            <text:p text:style-name="P32">7</text:p>
          </table:table-cell>
          <table:table-cell table:style-name="Table1.A1" office:value-type="string">
            <text:p text:style-name="P32">8</text:p>
          </table:table-cell>
        </table:table-row>
        <table:table-row table:style-name="TableLine1780500393760">
          <table:table-cell table:style-name="Table1.A1" office:value-type="string">
            <text:p text:style-name="P32">011xxx</text:p>
          </table:table-cell>
          <table:table-cell table:style-name="Table1.A1" office:value-type="string">
            <text:p text:style-name="P32">9</text:p>
          </table:table-cell>
          <table:table-cell table:style-name="Table1.A1" office:value-type="string">
            <text:p text:style-name="Table_20_Contents">: <text:span text:style-name="T2">(colon)</text:span></text:p>
          </table:table-cell>
          <table:table-cell table:style-name="Table1.A1" office:value-type="string">
            <text:p text:style-name="P31">; (semi colon)</text:p>
          </table:table-cell>
          <table:table-cell table:style-name="Table1.A1" office:value-type="string">
            <text:p text:style-name="P31">= (equal)</text:p>
          </table:table-cell>
          <table:table-cell table:style-name="Table1.A1" office:value-type="string">
            <text:p text:style-name="Table_20_Contents">? <text:span text:style-name="T2">(question mark)</text:span></text:p>
          </table:table-cell>
          <table:table-cell table:style-name="Table1.A1" office:value-type="string">
            <text:p text:style-name="P32">@ (at)</text:p>
          </table:table-cell>
          <table:table-cell table:style-name="Table1.A1" office:value-type="string">
            <text:p text:style-name="P32">A</text:p>
          </table:table-cell>
          <table:table-cell table:style-name="Table1.A1" office:value-type="string">
            <text:p text:style-name="P32">B</text:p>
          </table:table-cell>
        </table:table-row>
        <table:table-row table:style-name="TableLine1780500394032">
          <table:table-cell table:style-name="Table1.A1" office:value-type="string">
            <text:p text:style-name="P32">100xxx</text:p>
          </table:table-cell>
          <table:table-cell table:style-name="Table1.A1" office:value-type="string">
            <text:p text:style-name="P32">C</text:p>
            <text:p text:style-name="P32"/>
          </table:table-cell>
          <table:table-cell table:style-name="Table1.A1" office:value-type="string">
            <text:p text:style-name="P32">D</text:p>
          </table:table-cell>
          <table:table-cell table:style-name="Table1.A1" office:value-type="string">
            <text:p text:style-name="P32">E</text:p>
          </table:table-cell>
          <table:table-cell table:style-name="Table1.A1" office:value-type="string">
            <text:p text:style-name="P32">F</text:p>
          </table:table-cell>
          <table:table-cell table:style-name="Table1.A1" office:value-type="string">
            <text:p text:style-name="P32">G</text:p>
          </table:table-cell>
          <table:table-cell table:style-name="Table1.A1" office:value-type="string">
            <text:p text:style-name="P32">H</text:p>
          </table:table-cell>
          <table:table-cell table:style-name="Table1.A1" office:value-type="string">
            <text:p text:style-name="P32">I</text:p>
          </table:table-cell>
          <table:table-cell table:style-name="Table1.A1" office:value-type="string">
            <text:p text:style-name="P32">J</text:p>
          </table:table-cell>
        </table:table-row>
        <table:table-row table:style-name="TableLine1780500388320">
          <table:table-cell table:style-name="Table1.A1" office:value-type="string">
            <text:p text:style-name="P32">101xxx</text:p>
          </table:table-cell>
          <table:table-cell table:style-name="Table1.A1" office:value-type="string">
            <text:p text:style-name="P32">K</text:p>
            <text:p text:style-name="P32"/>
          </table:table-cell>
          <table:table-cell table:style-name="Table1.A1" office:value-type="string">
            <text:p text:style-name="P32">L</text:p>
          </table:table-cell>
          <table:table-cell table:style-name="Table1.A1" office:value-type="string">
            <text:p text:style-name="P32">M</text:p>
          </table:table-cell>
          <table:table-cell table:style-name="Table1.A1" office:value-type="string">
            <text:p text:style-name="P32">N</text:p>
          </table:table-cell>
          <table:table-cell table:style-name="Table1.A1" office:value-type="string">
            <text:p text:style-name="P32">O</text:p>
          </table:table-cell>
          <table:table-cell table:style-name="Table1.A1" office:value-type="string">
            <text:p text:style-name="P32">P</text:p>
          </table:table-cell>
          <table:table-cell table:style-name="Table1.A1" office:value-type="string">
            <text:p text:style-name="P32">Q</text:p>
          </table:table-cell>
          <table:table-cell table:style-name="Table1.A1" office:value-type="string">
            <text:p text:style-name="P32">R</text:p>
          </table:table-cell>
        </table:table-row>
        <table:table-row table:style-name="TableLine1780500388592">
          <table:table-cell table:style-name="Table1.A1" office:value-type="string">
            <text:p text:style-name="P32">110xxx</text:p>
          </table:table-cell>
          <table:table-cell table:style-name="Table1.A1" office:value-type="string">
            <text:p text:style-name="P32">S</text:p>
            <text:p text:style-name="P32"/>
          </table:table-cell>
          <table:table-cell table:style-name="Table1.A1" office:value-type="string">
            <text:p text:style-name="P32">T</text:p>
          </table:table-cell>
          <table:table-cell table:style-name="Table1.A1" office:value-type="string">
            <text:p text:style-name="P32">U</text:p>
          </table:table-cell>
          <table:table-cell table:style-name="Table1.A1" office:value-type="string">
            <text:p text:style-name="P32">V</text:p>
          </table:table-cell>
          <table:table-cell table:style-name="Table1.A1" office:value-type="string">
            <text:p text:style-name="P32">W</text:p>
          </table:table-cell>
          <table:table-cell table:style-name="Table1.A1" office:value-type="string">
            <text:p text:style-name="P32">X</text:p>
          </table:table-cell>
          <table:table-cell table:style-name="Table1.A1" office:value-type="string">
            <text:p text:style-name="P32">Y</text:p>
          </table:table-cell>
          <table:table-cell table:style-name="Table1.A1" office:value-type="string">
            <text:p text:style-name="P32">Z</text:p>
          </table:table-cell>
        </table:table-row>
        <table:table-row table:style-name="TableLine1780500388864">
          <table:table-cell table:style-name="Table1.A1" office:value-type="string">
            <text:p text:style-name="P32">111xxx</text:p>
          </table:table-cell>
          <table:table-cell table:style-name="Table1.A1" office:value-type="string">
            <text:p text:style-name="P32">\ (backslash)</text:p>
          </table:table-cell>
          <table:table-cell table:style-name="Table1.A1" office:value-type="string">
            <text:p text:style-name="P32">^ (carat)</text:p>
          </table:table-cell>
          <table:table-cell table:style-name="Table1.A1" office:value-type="string">
            <text:p text:style-name="P32">` (grave)</text:p>
          </table:table-cell>
          <table:table-cell table:style-name="Table1.A1" office:value-type="string">
            <text:p text:style-name="P32">~ (tilde)</text:p>
          </table:table-cell>
          <table:table-cell table:style-name="Table1.A1" office:value-type="string">
            <text:p text:style-name="P32">INVALID</text:p>
          </table:table-cell>
          <table:table-cell table:style-name="Table1.A1" office:value-type="string">
            <text:p text:style-name="P32">INVALID</text:p>
          </table:table-cell>
          <table:table-cell table:style-name="Table1.A1" office:value-type="string">
            <text:p text:style-name="P32">INVALID</text:p>
          </table:table-cell>
          <table:table-cell table:style-name="Table1.A1" office:value-type="string">
            <text:p text:style-name="P32">INVALID</text:p>
          </table:table-cell>
        </table:table-row>
      </table:table>
      <text:p text:style-name="P45"/>
      <text:p text:style-name="P44">The codes 111100, 111101, 111110, and 111111 are invalid and are never to be used.</text:p>
      <text:p text:style-name="P43">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43">For other characters representable by 8-bit bytes, for example of the code page 437 of the original IBM character set, these may be sent using the a data Golay code, which is</text:p>
      <text:p text:style-name="P43">MSB 1111 XXXX XXXX LSB</text:p>
      <text:p text:style-name="P40">where XXXX XXXX is the 8-bit code page 437 representation of the symbol.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26"><text:soft-page-break/></text:p>
      <text:p text:style-name="P26">const uint8_t ecc_6bit_codesymbols[60] = {'\0', <text:s text:c="2"/>'\b', <text:s text:c="2"/>'\r', <text:s text:c="3"/>' ', <text:s text:c="3"/>'!', <text:s text:c="2"/>0x22, <text:s text:c="2"/>0x27, <text:s text:c="3"/>'(',</text:p>
      <text:p text:style-name="P26"><text:s text:c="43"/>')', <text:s text:c="3"/>'*', <text:s text:c="3"/>'+', <text:s text:c="3"/>',', <text:s text:c="3"/>'-', <text:s text:c="3"/>'.', <text:s text:c="3"/>'/', <text:s text:c="3"/>'0',</text:p>
      <text:p text:style-name="P26"><text:s text:c="43"/>'1', <text:s text:c="3"/>'2', <text:s text:c="3"/>'3', <text:s text:c="3"/>'4', <text:s text:c="3"/>'5', <text:s text:c="3"/>'6', <text:s text:c="3"/>'7', <text:s text:c="3"/>'8',</text:p>
      <text:p text:style-name="P26"><text:s text:c="43"/>'9', <text:s text:c="3"/>':', <text:s text:c="3"/>';', <text:s text:c="3"/>'=', <text:s text:c="3"/>'?', <text:s text:c="3"/>'@', <text:s text:c="3"/>'A', <text:s text:c="3"/>'B',</text:p>
      <text:p text:style-name="P26"><text:s text:c="43"/>'C', <text:s text:c="3"/>'D', <text:s text:c="3"/>'E', <text:s text:c="3"/>'F', <text:s text:c="3"/>'G', <text:s text:c="3"/>'H', <text:s text:c="3"/>'I', <text:s text:c="3"/>'J',</text:p>
      <text:p text:style-name="P26"><text:s text:c="43"/>'K', <text:s text:c="3"/>'L', <text:s text:c="3"/>'M', <text:s text:c="3"/>'N', <text:s text:c="3"/>'O', <text:s text:c="3"/>'P', <text:s text:c="3"/>'Q', <text:s text:c="3"/>'R',</text:p>
      <text:p text:style-name="P26"><text:s text:c="43"/>'S', <text:s text:c="3"/>'T', <text:s text:c="3"/>'U', <text:s text:c="3"/>'V', <text:s text:c="3"/>'W', <text:s text:c="3"/>'X', <text:s text:c="3"/>'Y', <text:s text:c="3"/>'Z',</text:p>
      <text:p text:style-name="P26"><text:s text:c="43"/>0x5C, <text:s text:c="2"/>'^', <text:s text:c="3"/>'`', <text:s text:c="3"/>'~' };</text:p>
      <text:p text:style-name="P26"><text:s text:c="43"/>/* Last 4 symbols can be interpreted as diacritical marks, 0x5C is diaeresis/umlaut */</text:p>
      <text:p text:style-name="P26"><text:s text:c="43"/>/* 0x27 can be interpreted as acute diacritical mark */</text:p>
      <text:p text:style-name="P26"/>
      <text:p text:style-name="P26">/* <text:s/>The input word has 24 bits. <text:s/>The output word has 30 bits, with bits</text:p>
      <text:p text:style-name="P26"><text:s text:c="4"/>1, 5, 9, 13, 17, 21 preceded by its complement bit inserted into</text:p>
      <text:p text:style-name="P26"><text:s text:c="4"/>the word */</text:p>
      <text:p text:style-name="P26"/>
      <text:p text:style-name="P26">uint32_t eccfr_add_reversal_bits(uint32_t codeword)</text:p>
      <text:p text:style-name="P26">{</text:p>
      <text:p text:style-name="P26"><text:s text:c="2"/>uint32_t outword = 0;</text:p>
      <text:p text:style-name="P26"><text:s text:c="2"/>uint8_t i;</text:p>
      <text:p text:style-name="P26"/>
      <text:p text:style-name="P26"><text:s text:c="2"/>for (i=0;i&lt;6;i++)</text:p>
      <text:p text:style-name="P26"><text:s text:c="2"/>{</text:p>
      <text:p text:style-name="P26"><text:s text:c="6"/>if (i&gt;0)</text:p>
      <text:p text:style-name="P26"><text:s text:c="10"/>outword = (outword &lt;&lt; 5);</text:p>
      <text:p text:style-name="P26"><text:s text:c="6"/>codeword = (codeword &lt;&lt; 4);</text:p>
      <text:p text:style-name="P26"><text:s text:c="6"/>uint8_t temp = (codeword &gt;&gt; 24) &amp; 0x0F;</text:p>
      <text:p text:style-name="P26"><text:s text:c="6"/>outword |= (temp | (((temp &amp; 0x08) ^ 0x08) &lt;&lt; 1));</text:p>
      <text:p text:style-name="P26"><text:s text:c="2"/>}</text:p>
      <text:p text:style-name="P26"><text:s text:c="2"/>return outword;</text:p>
      <text:p text:style-name="P26">}</text:p>
      <text:p text:style-name="P26"/>
      <text:p text:style-name="P26">/* remove complement bits from inside 30 bit word to yield 24 bit Golay</text:p>
      <text:p text:style-name="P26"><text:s text:c="3"/>code word */</text:p>
      <text:p text:style-name="P26"/>
      <text:p text:style-name="P26">uint32_t eccfr_remove_reversal_bits(uint32_t outword)</text:p>
      <text:p text:style-name="P26">{</text:p>
      <text:p text:style-name="P26"><text:s text:c="2"/>uint32_t codeword = 0;</text:p>
      <text:p text:style-name="P26"><text:s text:c="2"/>uint8_t i;</text:p>
      <text:p text:style-name="P26"/>
      <text:p text:style-name="P26"><text:s text:c="2"/>for (i=0;i&lt;6;i++)</text:p>
      <text:p text:style-name="P26"><text:s text:c="2"/>{</text:p>
      <text:p text:style-name="P26"><text:s text:c="6"/>if (i&gt;0)</text:p>
      <text:p text:style-name="P26"><text:s text:c="6"/>{</text:p>
      <text:p text:style-name="P26"><text:s text:c="10"/>outword = (outword &lt;&lt; 5);</text:p>
      <text:p text:style-name="P26"><text:s text:c="10"/>codeword = (codeword &lt;&lt; 4);</text:p>
      <text:p text:style-name="P26"><text:s text:c="6"/>}</text:p>
      <text:p text:style-name="P26"><text:s text:c="6"/>uint8_t temp = (outword &gt;&gt; 25) &amp; 0x0F;</text:p>
      <text:p text:style-name="P26"><text:s text:c="6"/>codeword |= temp;</text:p>
      <text:p text:style-name="P26"><text:s text:c="2"/>}</text:p>
      <text:p text:style-name="P26"><text:s text:c="2"/>return codeword;</text:p>
      <text:p text:style-name="P26">}</text:p>
      <text:p text:style-name="P26"/>
      <text:p text:style-name="P26">/* decode 12 bit code words to 8 bit bytes */</text:p>
      <text:p text:style-name="P26">uint8_t eccfr_code_words_to_bytes(uint16_t *codewords, uint8_t num_words, uint8_t *bytes, uint8_t max_bytes)</text:p>
      <text:p text:style-name="P26">{</text:p>
      <text:p text:style-name="P26"><text:s text:c="4"/>uint8_t cur_word = 0;</text:p>
      <text:p text:style-name="P26"><text:s text:c="4"/>uint8_t cur_byte = 0;</text:p>
      <text:p text:style-name="P26"><text:s text:c="4"/>while ((cur_word &lt; num_words) &amp;&amp; (cur_byte &lt; max_bytes))</text:p>
      <text:p text:style-name="P26"><text:s text:c="4"/>{</text:p>
      <text:p text:style-name="P26"><text:s text:c="8"/>uint16_t code = codewords[cur_word++];</text:p>
      <text:p text:style-name="P26"><text:s text:c="8"/>if ((code &amp; 0xF00) == 0xF00)</text:p>
      <text:p text:style-name="P26"><text:s text:c="8"/>{</text:p>
      <text:p text:style-name="P26"><text:s text:c="12"/>bytes[cur_byte++] = code &amp; 0xFF;</text:p>
      <text:p text:style-name="P26"><text:s text:c="12"/>continue;</text:p>
      <text:p text:style-name="P26"><text:s text:c="8"/>}</text:p>
      <text:p text:style-name="P26"><text:s text:c="8"/>uint16_t code1 = (code &amp; 0x3F);</text:p>
      <text:p text:style-name="P26"><text:s text:c="8"/>uint16_t code2 = ((code &gt;&gt; 6) &amp; 0x3F);</text:p>
      <text:p text:style-name="P26"><text:s text:c="8"/>if ((code1 != 0) &amp;&amp; (code1 &lt; (sizeof(ecc_6bit_codesymbols)/sizeof(uint8_t))))</text:p>
      <text:p text:style-name="P26"><text:s text:c="12"/>bytes[cur_byte++] = ecc_6bit_codesymbols[code1];</text:p>
      <text:p text:style-name="P26"><text:s text:c="8"/>if ((code2 != 0) &amp;&amp; (code1 &lt; (sizeof(ecc_6bit_codesymbols)/sizeof(uint8_t))) &amp;&amp; (cur_byte &lt; max_bytes))</text:p>
      <text:p text:style-name="P26"><text:soft-page-break/><text:s text:c="12"/>bytes[cur_byte++] = ecc_6bit_codesymbols[code2];</text:p>
      <text:p text:style-name="P26"><text:s text:c="4"/>}</text:p>
      <text:p text:style-name="P26"><text:s text:c="4"/>return cur_byte;</text:p>
      <text:p text:style-name="P26">}</text:p>
      <text:p text:style-name="P26"/>
      <text:p text:style-name="P26">/* encode 8 bit bytes as 12 bit code words, always encoding as 8-bit raw */</text:p>
      <text:p text:style-name="P26">uint8_t eccfr_raw_bytes_to_code_words(uint8_t *bytes, uint8_t num_bytes, uint16_t *codewords, uint8_t max_words)</text:p>
      <text:p text:style-name="P26">{</text:p>
      <text:p text:style-name="P26"><text:s text:c="2"/>uint8_t cur_byte = 0;</text:p>
      <text:p text:style-name="P26"><text:s text:c="2"/>uint8_t cur_word = 0;</text:p>
      <text:p text:style-name="P26"><text:s text:c="2"/>while ((cur_word &lt; max_words) &amp;&amp; (cur_byte &lt; num_bytes))</text:p>
      <text:p text:style-name="P26"><text:s text:c="2"/>{</text:p>
      <text:p text:style-name="P26"><text:s text:c="5"/>uint8_t b = bytes[cur_byte++];</text:p>
      <text:p text:style-name="P26"><text:s text:c="5"/>codewords[cur_word++] = ((uint16_t)(0xF00)) | b;</text:p>
      <text:p text:style-name="P26"><text:s text:c="2"/>}</text:p>
      <text:p text:style-name="P26"><text:s text:c="2"/>return cur_word;</text:p>
      <text:p text:style-name="P26">}</text:p>
      <text:p text:style-name="P26"/>
      <text:p text:style-name="P26">/* convert character to 6-bit code if it exists */</text:p>
      <text:p text:style-name="P26">/* should probably replace this with an inverse look up table later */</text:p>
      <text:p text:style-name="P26">uint8_t eccfr_find_code_in_table(uint8_t c)</text:p>
      <text:p text:style-name="P26">{</text:p>
      <text:p text:style-name="P26"><text:s text:c="4"/>uint8_t i;</text:p>
      <text:p text:style-name="P26"><text:s text:c="4"/>if ((c &gt;= 'a') &amp;&amp; (c &lt;= 'z')) c -= 32;</text:p>
      <text:p text:style-name="P26"><text:tab/>if (c =='\n') c = '\r';</text:p>
      <text:p text:style-name="P26"><text:s text:c="4"/>for (i=1;i&lt;(sizeof(ecc_6bit_codesymbols)/sizeof(uint8_t));i++)</text:p>
      <text:p text:style-name="P26"><text:s text:c="8"/>if (ecc_6bit_codesymbols[i] == c) return i;</text:p>
      <text:p text:style-name="P26"><text:s text:c="4"/>return 0xFF;</text:p>
      <text:p text:style-name="P26">}</text:p>
      <text:p text:style-name="P26"/>
      <text:p text:style-name="P26">/* encode 8 bit bytes to 12 bit code words.</text:p>
      <text:p text:style-name="P26"><text:s text:c="3"/>code words that correspond to a 6-bit symbols are encoded as 6 bits.</text:p>
      <text:p text:style-name="P26"><text:s text:c="3"/>otherwise they are encoded as an 8-bit binary raw data word.</text:p>
      <text:p text:style-name="P26"><text:s text:c="3"/>If a byte that can be encoded as a 6 bit symbol precedes one that can</text:p>
      <text:p text:style-name="P26"><text:s text:c="3"/>not be encoded as a 6 bit symbol, and there is an extra symbol slot</text:p>
      <text:p text:style-name="P26"><text:s text:c="3"/>in the current word, fill it with a zero. */</text:p>
      <text:p text:style-name="P26">uint8_t eccfr_bytes_to_code_words(uint8_t *bytes, uint8_t num_bytes, uint16_t *codewords, uint8_t max_words)</text:p>
      <text:p text:style-name="P26">{</text:p>
      <text:p text:style-name="P26"><text:s text:c="2"/>uint8_t cur_byte = 0;</text:p>
      <text:p text:style-name="P26"><text:s text:c="2"/>uint8_t cur_word = 0;</text:p>
      <text:p text:style-name="P26"><text:s text:c="2"/>while ((cur_word &lt; max_words) &amp;&amp; (cur_byte &lt; num_bytes))</text:p>
      <text:p text:style-name="P26"><text:s text:c="2"/>{</text:p>
      <text:p text:style-name="P26"><text:s text:c="5"/>uint8_t b = bytes[cur_byte++];</text:p>
      <text:p text:style-name="P26"><text:s text:c="5"/>uint8_t code1 = eccfr_find_code_in_table(b);</text:p>
      <text:p text:style-name="P26"><text:s text:c="5"/>if (code1 == 0xFF)</text:p>
      <text:p text:style-name="P26"><text:s text:c="5"/>{</text:p>
      <text:p text:style-name="P26"><text:s text:c="9"/>codewords[cur_word++] = ((uint16_t)(0xF00)) | b;</text:p>
      <text:p text:style-name="P26"><text:s text:c="9"/>continue;</text:p>
      <text:p text:style-name="P26"><text:s text:c="5"/>}</text:p>
      <text:p text:style-name="P26"><text:s text:c="5"/>if (cur_byte &lt; num_bytes)</text:p>
      <text:p text:style-name="P26"><text:s text:c="5"/>{</text:p>
      <text:p text:style-name="P26"><text:s text:c="9"/>b = bytes[cur_byte];</text:p>
      <text:p text:style-name="P26"><text:s text:c="9"/>uint8_t code2 = eccfr_find_code_in_table(b);</text:p>
      <text:p text:style-name="P26"><text:s text:c="9"/>if (code2 != 0xFF)</text:p>
      <text:p text:style-name="P26"><text:s text:c="9"/>{</text:p>
      <text:p text:style-name="P26"><text:s text:c="13"/>codewords[cur_word++] = (((uint16_t)code2) &lt;&lt; 6) | code1;</text:p>
      <text:p text:style-name="P26"><text:s text:c="13"/>cur_byte++;</text:p>
      <text:p text:style-name="P26"><text:s text:c="13"/>continue;</text:p>
      <text:p text:style-name="P26"><text:s text:c="9"/>}</text:p>
      <text:p text:style-name="P26"><text:s text:c="5"/>}</text:p>
      <text:p text:style-name="P26"><text:s text:c="5"/>codewords[cur_word++] = (uint16_t)code1;</text:p>
      <text:p text:style-name="P26"><text:s text:c="2"/>}</text:p>
      <text:p text:style-name="P26"><text:s text:c="2"/>return cur_word;</text:p>
      <text:p text:style-name="P26">}</text:p>
      <text:h text:style-name="P58" text:outline-level="2">Golay Matrix</text:h>
      <text:p text:style-name="P42"/>
      <text:p text:style-name="P35">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27">const uint16_t golay_matrix[12] =</text:p>
      <text:p text:style-name="P27">{</text:p>
      <text:p text:style-name="P27"><text:s text:c="4"/>0b110111000101,</text:p>
      <text:p text:style-name="P27"><text:s text:c="4"/>0b101110001011,</text:p>
      <text:p text:style-name="P27"><text:s text:c="4"/>0b011100010111,</text:p>
      <text:p text:style-name="P27"><text:s text:c="4"/>0b111000101101,</text:p>
      <text:p text:style-name="P27"><text:s text:c="4"/>0b110001011011,</text:p>
      <text:p text:style-name="P27"><text:s text:c="4"/>0b100010110111,</text:p>
      <text:p text:style-name="P27"><text:s text:c="4"/>0b000101101111,</text:p>
      <text:p text:style-name="P27"><text:s text:c="4"/>0b001011011101,</text:p>
      <text:p text:style-name="P27"><text:s text:c="4"/>0b010110111001,</text:p>
      <text:p text:style-name="P27"><text:s text:c="4"/>0b101101110001,</text:p>
      <text:p text:style-name="P27"><text:s text:c="4"/>0b011011100011,</text:p>
      <text:p text:style-name="P27"><text:s text:c="4"/>0b111111111110</text:p>
      <text:p text:style-name="P27">};</text:p>
      <text:p text:style-name="P27"/>
      <text:p text:style-name="P27">uint16_t golay_mult(uint16_t wd_enc)</text:p>
      <text:p text:style-name="P27">{</text:p>
      <text:p text:style-name="P27"><text:s text:c="3"/>uint16_t enc = 0;</text:p>
      <text:p text:style-name="P27"><text:s text:c="3"/>uint8_t i;</text:p>
      <text:p text:style-name="P27"><text:s text:c="3"/>for (i=12;i&gt;0;)</text:p>
      <text:p text:style-name="P27"><text:s text:c="3"/>{</text:p>
      <text:p text:style-name="P27"><text:s text:c="6"/>i--;</text:p>
      <text:p text:style-name="P27"><text:s text:c="6"/>if (wd_enc &amp; 1) enc ^= golay_matrix[i];</text:p>
      <text:p text:style-name="P27"><text:s text:c="6"/>wd_enc &gt;&gt;= 1;</text:p>
      <text:p text:style-name="P27"><text:s text:c="3"/>}</text:p>
      <text:p text:style-name="P27"><text:s text:c="3"/>return enc;</text:p>
      <text:p text:style-name="P28">}</text:p>
      <text:p text:style-name="P28"/>
      <text:p text:style-name="P28">uint8_t golay_hamming_weight(uint16_t n)</text:p>
      <text:p text:style-name="P27">{</text:p>
      <text:p text:style-name="P27"><text:s text:c="2"/>uint8_t s = 0;</text:p>
      <text:p text:style-name="P27"><text:s text:c="2"/>while (n != 0)</text:p>
      <text:p text:style-name="P27"><text:s text:c="2"/>{</text:p>
      <text:p text:style-name="P27"><text:s text:c="5"/>s += (n &amp; 0x1);</text:p>
      <text:p text:style-name="P27"><text:s text:c="5"/>n &gt;&gt;= 1;</text:p>
      <text:p text:style-name="P27"><text:s text:c="2"/>}</text:p>
      <text:p text:style-name="P27"><text:s text:c="2"/>return s;</text:p>
      <text:p text:style-name="P27">}</text:p>
      <text:p text:style-name="P27"/>
      <text:p text:style-name="P27">uint32_t golay_encode(uint16_t wd_enc)</text:p>
      <text:p text:style-name="P27">{</text:p>
      <text:p text:style-name="P27"><text:s text:c="2"/>uint16_t enc = golay_mult(wd_enc);</text:p>
      <text:p text:style-name="P27"><text:s text:c="2"/>return (((uint32_t)enc) &lt;&lt; 12) | wd_enc;</text:p>
      <text:p text:style-name="P27">}</text:p>
      <text:p text:style-name="P27"/>
      <text:p text:style-name="P27">uint16_t golay_decode(uint32_t codeword)</text:p>
      <text:p text:style-name="P27">{</text:p>
      <text:p text:style-name="P27"><text:s text:c="2"/>uint16_t enc = codeword &amp; 0xFFF;</text:p>
      <text:p text:style-name="P27"><text:s text:c="2"/>uint16_t parity = codeword &gt;&gt; 12;</text:p>
      <text:p text:style-name="P27"><text:s text:c="2"/>uint8_t i;</text:p>
      <text:p text:style-name="P27"><text:s text:c="2"/>uint16_t syndrome, parity_syndrome;</text:p>
      <text:p text:style-name="P27"/>
      <text:p text:style-name="P27"><text:s text:c="2"/>/* if there are three or fewer errors in the parity bits, then</text:p>
      <text:p text:style-name="P27"><text:s text:c="5"/>we hope that there are no errors in the data bits, otherwise</text:p>
      <text:p text:style-name="P27"><text:s text:c="5"/>the error is undetected */</text:p>
      <text:p text:style-name="P27"><text:s text:c="2"/>syndrome = golay_mult(enc) ^ parity;</text:p>
      <text:p text:style-name="P27"><text:s text:c="2"/>if (golay_hamming_weight(syndrome) &lt;= 3)</text:p>
      <text:p text:style-name="P27"><text:s text:c="3"/>return enc;</text:p>
      <text:p text:style-name="P27"><text:soft-page-break/></text:p>
      <text:p text:style-name="P27"><text:s text:c="2"/>/* check to see if the parity bits have no errors */</text:p>
      <text:p text:style-name="P27"><text:s text:c="2"/>parity_syndrome = golay_mult(parity) ^ enc;</text:p>
      <text:p text:style-name="P27"><text:s text:c="2"/>if (golay_hamming_weight(parity_syndrome) &lt;= 3)</text:p>
      <text:p text:style-name="P27"><text:s text:c="5"/>return enc ^ parity_syndrome;</text:p>
      <text:p text:style-name="P27"/>
      <text:p text:style-name="P27"><text:s text:c="2"/>/* we flip each bit of the data to see if we have two or fewer errors */</text:p>
      <text:p text:style-name="P27"><text:s text:c="2"/>for (i=12;i&gt;0;)</text:p>
      <text:p text:style-name="P27"><text:s text:c="2"/>{</text:p>
      <text:p text:style-name="P27"><text:s text:c="6"/>i--;</text:p>
      <text:p text:style-name="P27"><text:s text:c="6"/>if (golay_hamming_weight(syndrome ^ golay_matrix[i]) &lt;= 2)</text:p>
      <text:p text:style-name="P27"><text:s text:c="8"/>return enc ^ (((uint16_t)0x800) &gt;&gt; i);</text:p>
      <text:p text:style-name="P27"><text:s text:c="2"/>}</text:p>
      <text:p text:style-name="P27"/>
      <text:p text:style-name="P27"><text:s text:c="2"/>/* we flip each bit of the parity to see if we have two or fewer errors */</text:p>
      <text:p text:style-name="P27"><text:s text:c="2"/>for (i=12;i&gt;0;)</text:p>
      <text:p text:style-name="P27"><text:s text:c="2"/>{</text:p>
      <text:p text:style-name="P27"><text:s text:c="6"/>i--;</text:p>
      <text:p text:style-name="P27"><text:s text:c="6"/>uint16_t par_bit_synd = parity_syndrome ^ golay_matrix[i];</text:p>
      <text:p text:style-name="P27"><text:s text:c="6"/>if (golay_hamming_weight(par_bit_synd) &lt;= 2)</text:p>
      <text:p text:style-name="P27"><text:s text:c="8"/>return enc ^ par_bit_synd;</text:p>
      <text:p text:style-name="P27"><text:s text:c="2"/>}</text:p>
      <text:p text:style-name="P27"/>
      <text:p text:style-name="P27"><text:s text:c="2"/>return 0xFFFF; <text:s text:c="2"/>/* uncorrectable error */</text:p>
      <text:p text:style-name="P27">}</text:p>
      <text:p text:style-name="P42"/>
      <text:p text:style-name="P35">The encoded word is simply the 12-bit word to be send with the 12-bit parity code prepended to it. <text:s/>The Golay code can correct up to 3 bit errors, and so to decode every possible error up to 3 bits, this code performs the following:</text:p>
      <text:p text:style-name="P35">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35">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35">3. <text:s/>Try flipping every bit in the sent 12-bit word and see if there are 2 or fewer errors between the calculated parity and the sent parity. <text:s/>If so, we know which bit of the 12-bit word is wrong and it is corrected.</text:p>
      <text:p text:style-name="P35">4. <text:s/>Try flipping every bit in the sent parity code and see if there are 2 or fewer errors between the calculated 12-bit word and the sent word. <text:s/>If so, we know which bits are wrong in the sent word and it is corrected.</text:p>
      <text:p text:style-name="P35">5. <text:s/>Otherwise, the error is uncorrectable or undetectable.</text:p>
      <text:p text:style-name="P35"/>
      <text:h text:style-name="P56" text:outline-level="2"/>
      <text:h text:style-name="P57" text:outline-level="2">Implementation of the <text:span text:style-name="T63">Finite Impulse Reponse (</text:span>FIR<text:span text:style-name="T63">)</text:span> filters</text:h>
      <text:p text:style-name="P36"/>
      <text:p text:style-name="P37">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39">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47">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48">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48">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49">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50">For OOK operation, the center frequency <text:span text:style-name="T74">on which data is received </text:span>could be chosen to be the <text:change text:change-id="ct1780501880560"/>N=<text:span text:style-name="T74">3</text:span><text:change text:change-id="ct1780501889200"/> channel, for example. <text:s/><text:span text:style-name="T74">The periods 8, 12, and 16 have a least common multiple of 48. <text:s/></text:span><text:span text:style-name="T75">The moving average filter corresponding to th</text:span><text:change-start text:change-id="ct1780534358336"/><text:span text:style-name="T80">is</text:span><text:change-end text:change-id="ct1780534358336"/><text:change text:change-id="ct1780534365776"/><text:span text:style-name="T75"> 48 period</text:span><text:change-start text:change-id="ct1780534358096"/><text:span text:style-name="T75"> </text:span><text:span text:style-name="T80">interval</text:span><text:change-end text:change-id="ct1780534358096"/><text:change text:change-id="ct1780534361456"/><text:span text:style-name="T75"> corresponds to:</text:span></text:p>
      <text:p text:style-name="P29"><text:change text:change-id="ct1780501880800"/><text:change-start text:change-id="ct1780501889440"/><text:soft-page-break/><text:span text:style-name="T32">++++----++++----++++----++++----++++----++++----</text:span><text:change-end text:change-id="ct1780501889440"/> <text:s text:c="2"/>(M=6, N=8<text:change-start text:change-id="ct1780501890160"/>, in-phase)</text:p>
      <text:p text:style-name="P29"><text:span text:style-name="T32">--++++----++++----++++----++++----++++----++++--</text:span> <text:s text:c="2"/>(M=6, N=8, quadrature-phase)<text:change-end text:change-id="ct1780501890160"/><text:change text:change-id="ct1780501890400"/></text:p>
      <text:p text:style-name="P29"><text:change text:change-id="ct1780501890880"/><text:change text:change-id="ct1780501881040"/><text:change-start text:change-id="ct1780501891120"/><text:span text:style-name="T32">++++++------++++++------++++++------++++++------</text:span><text:change-end text:change-id="ct1780501891120"/> <text:s text:c="2"/>(M=4, N=12<text:change-start text:change-id="ct1780501881280"/>, in-phase<text:change-end text:change-id="ct1780501881280"/>)<text:change-start text:change-id="ct1780501881760"/></text:p>
      <text:p text:style-name="P59"><text:change-end text:change-id="ct1780501881760"/><text:change-start text:change-id="ct1780501892080"/><text:span text:style-name="T33">---++++++------++++++------++++++------++++++---</text:span><text:span text:style-name="T75"> </text:span><text:change-end text:change-id="ct1780501892080"/><text:change-start text:change-id="ct1780501891840"/><text:span text:style-name="T75"><text:s text:c="2"/>(M=4, N=12, quadrature-phase)</text:span><text:change-end text:change-id="ct1780501891840"/><text:change text:change-id="ct1780501892320"/></text:p>
      <text:p text:style-name="P22"><text:change-start text:change-id="ct1780499143344"/><text:span text:style-name="T32">++++++++--------++++++++--------++++++++--------</text:span> <text:s text:c="2"/>(M=3, N=16, in-phase)</text:p>
      <text:p text:style-name="P22"><text:span text:style-name="T32">----++++++++--------++++++++--------++++++++----</text:span> <text:s text:c="2"/>(M=3, N=16, quadrature-phase)</text:p>
      <text:p text:style-name="P51"/>
      <text:p text:style-name="P51">These FIR filters are all orthogonal <text:span text:style-name="T80">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80">interval that is a</text:span><text:span text:style-name="T77"> multiple of 48 periods. <text:s/></text:span><text:span text:style-name="T78">For the N=2, 3, 4, and 6 channels, 96 periods is </text:span><text:span text:style-name="T80">similarly</text:span><text:span text:style-name="T78"> a common multiple.</text:span></text:p>
      <text:p text:style-name="P38"><text:change-end text:change-id="ct1780499143344"/><text:change text:change-id="ct1780499143584"/><text:change-start text:change-id="ct1780499137824"/><text:span text:style-name="T77">For</text:span><text:change-end text:change-id="ct1780499137824"/><text:change-start text:change-id="ct1780499139024"/><text:span text:style-name="T77"> FSK operation, the two frequencies on which data is received could corresponding to the N=3 and N=5</text:span><text:change-end text:change-id="ct1780499139024"/><text:change-start text:change-id="ct1780499139264"/><text:span text:style-name="T77"> channels. <text:s/>Because these are lengths 12 and 20, respectively, their least common multiple is 60. <text:s/>The FIR filters corresponding to this are:</text:span></text:p>
      <text:p text:style-name="P30"><text:span text:style-name="T34">++++++------++++++------++++++------++++++------++++++------</text:span> <text:s text:c="2"/>(M=<text:span text:style-name="T79">5</text:span>, N=<text:span text:style-name="T79">12</text:span>, in-phase)</text:p>
      <text:p text:style-name="P24"><text:span text:style-name="T35">---++++++------++++++------++++++------++++++------++++++---</text:span><text:span text:style-name="T75"> <text:s text:c="2"/>(M=</text:span><text:span text:style-name="T79">5</text:span><text:span text:style-name="T75">, N=</text:span><text:span text:style-name="T79">12</text:span><text:span text:style-name="T75">, quadrature-phase)</text:span></text:p>
      <text:p text:style-name="P23"><text:span text:style-name="T36">++++++++++----------++++++++++----------++++++++++----------</text:span> <text:s text:c="2"/>(M=3, N=<text:span text:style-name="T79">20</text:span>, in-phase)</text:p>
      <text:p text:style-name="P23"><text:span text:style-name="T36">-----++++++++++----------++++++++++----------++++++++++-----</text:span> <text:s text:c="2"/>(M=3, N=<text:span text:style-name="T79">20</text:span>, quadrature-phase)</text:p>
      <text:p text:style-name="P38"><text:change-end text:change-id="ct1780499139264"/><text:change text:change-id="ct1780499144304"/><text:change text:change-id="ct1780499140704"/><text:change text:change-id="ct1780499140224"/><text:change-start text:change-id="ct1780499144544"/></text:p>
      <text:p text:style-name="P64">This FSK operation corresponds to a modulation similar to MSK, however, <text:span text:style-name="T80">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1">This is a much simpler to achieve with crude FSK modulation hardware where there could be phase discontinuities occuring when switching between the two FSK frequencies.</text:span><text:change-end text:change-id="ct1780499144544"/><text:change-start text:change-id="ct1780534361216"/><text:span text:style-name="T81"> <text:s/>The disadvantage is that only one quadrature signal of the two </text:span><text:change-end text:change-id="ct1780534361216"/><text:change-start text:change-id="ct1780534346576"/><text:span text:style-name="T81">that could be used for sending separate data </text:span><text:change-end text:change-id="ct1780534346576"/><text:change-start text:change-id="ct1780644522208"/><text:span text:style-name="T81">is being used at a time, halving the spectral efficiency and consequently reducing the signal-to-noise ratio.</text:span><text:change-end text:change-id="ct1780644522208"/><text:change-start text:change-id="ct1780499145264"/></text:p>
      <text:p text:style-name="P52">The code example shows how to implement these FIR filters with the function dsp_new_sample() being called by an interrupt routine with a new sample to update the filters. </text:p>
      <text:p text:style-name="P63"><text:change-end text:change-id="ct1780499145264"/><text:change text:change-id="ct1780499145504"/><text:change-start text:change-id="ct1780499146944"/></text:p>
      <text:p text:style-name="P53"><text:change-end text:change-id="ct1780499146944"/>#define DSPINT_MAX_SAMPLEBUFFER 96</text:p>
      <text:p text:style-name="P25">#define DSPINT_MAX_MAGCOUNT <text:span text:style-name="T62">6</text:span></text:p>
      <text:p text:style-name="P25"/>
      <text:p text:style-name="P25">typedef struct _dsp_state_fixed</text:p>
      <text:p text:style-name="P25">{</text:p>
      <text:p text:style-name="P25"><text:s text:c="2"/>uint8_t <text:s text:c="2"/>buffer_size;</text:p>
      <text:p text:style-name="P25"/>
      <text:p text:style-name="P25"><text:s text:c="2"/>uint8_t <text:s text:c="2"/>dly_8;</text:p>
      <text:p text:style-name="P25"><text:s text:c="2"/>uint8_t <text:s text:c="2"/>dly_12;</text:p>
      <text:p text:style-name="P25"><text:s text:c="2"/>uint8_t <text:s text:c="2"/>dly_16;</text:p>
      <text:p text:style-name="P25"><text:s text:c="2"/>uint8_t <text:s text:c="2"/>dly_20;</text:p>
      <text:p text:style-name="P25"><text:s text:c="2"/>uint8_t <text:s text:c="2"/>dly_24;</text:p>
      <text:p text:style-name="P25">} dsp_state_fixed;</text:p>
      <text:p text:style-name="P25"><text:soft-page-break/></text:p>
      <text:p text:style-name="P25">typedef struct _dsp_state</text:p>
      <text:p text:style-name="P25">{</text:p>
      <text:p text:style-name="P25"><text:s text:c="2"/>uint8_t <text:s text:c="2"/>sample_no;</text:p>
      <text:p text:style-name="P25"/>
      <text:p text:style-name="P25"><text:s text:c="2"/>uint8_t <text:s text:c="2"/>count_8;</text:p>
      <text:p text:style-name="P25"><text:s text:c="2"/>uint8_t <text:s text:c="2"/>count_12;</text:p>
      <text:p text:style-name="P25"><text:s text:c="2"/>uint8_t <text:s text:c="2"/>count_16;</text:p>
      <text:p text:style-name="P25"><text:s text:c="2"/>uint8_t <text:s text:c="2"/>count_20;</text:p>
      <text:p text:style-name="P25"><text:s text:c="2"/>uint8_t <text:s text:c="2"/>count_24;</text:p>
      <text:p text:style-name="P25"/>
      <text:p text:style-name="P25"><text:s text:c="2"/>uint8_t <text:s text:c="2"/>mag_count;</text:p>
      <text:p text:style-name="P25"><text:s text:c="2"/>uint8_t <text:s text:c="2"/>mag_new_sample;</text:p>
      <text:p text:style-name="P25"/>
      <text:p text:style-name="P25"><text:s text:c="2"/>int16_t <text:s/>state_i_8;</text:p>
      <text:p text:style-name="P25"><text:s text:c="2"/>int16_t <text:s/>state_i_12;</text:p>
      <text:p text:style-name="P25"><text:s text:c="2"/>int16_t <text:s/>state_i_16;</text:p>
      <text:p text:style-name="P25"><text:s text:c="2"/>int16_t <text:s/>state_i_20;</text:p>
      <text:p text:style-name="P25"><text:s text:c="2"/>int16_t <text:s/>state_i_24;</text:p>
      <text:p text:style-name="P25"/>
      <text:p text:style-name="P25"><text:s text:c="2"/>int16_t <text:s/>state_q_8;</text:p>
      <text:p text:style-name="P25"><text:s text:c="2"/>int16_t <text:s/>state_q_12;</text:p>
      <text:p text:style-name="P25"><text:s text:c="2"/>int16_t <text:s/>state_q_16;</text:p>
      <text:p text:style-name="P25"><text:s text:c="2"/>int16_t <text:s/>state_q_20;</text:p>
      <text:p text:style-name="P25"><text:s text:c="2"/>int16_t <text:s/>state_q_24;</text:p>
      <text:p text:style-name="P25"/>
      <text:p text:style-name="P25"><text:s text:c="2"/>uint32_t state_m_8;</text:p>
      <text:p text:style-name="P25"><text:s text:c="2"/>uint32_t state_m_12;</text:p>
      <text:p text:style-name="P25"><text:s text:c="2"/>uint32_t state_m_16;</text:p>
      <text:p text:style-name="P25"><text:s text:c="2"/>uint32_t state_m_20;</text:p>
      <text:p text:style-name="P25"><text:s text:c="2"/>uint32_t state_m_24;</text:p>
      <text:p text:style-name="P25"/>
      <text:p text:style-name="P25"><text:s text:c="2"/>uint16_t <text:s/>mag_values_8[DSPINT_MAX_MAGCOUNT];</text:p>
      <text:p text:style-name="P25"><text:s text:c="2"/>uint16_t <text:s/>mag_values_12[DSPINT_MAX_MAGCOUNT];</text:p>
      <text:p text:style-name="P25"><text:s text:c="2"/>uint16_t <text:s/>mag_values_16[DSPINT_MAX_MAGCOUNT];</text:p>
      <text:p text:style-name="P25"><text:s text:c="2"/>uint16_t <text:s/>mag_values_20[DSPINT_MAX_MAGCOUNT];</text:p>
      <text:p text:style-name="P25"><text:s text:c="2"/>uint16_t <text:s/>mag_values_24[DSPINT_MAX_MAGCOUNT];</text:p>
      <text:p text:style-name="P25"><text:s text:c="2"/>uint16_t <text:s/>sample_buffer[DSPINT_MAX_SAMPLEBUFFER];</text:p>
      <text:p text:style-name="P25">} dsp_state;</text:p>
      <text:p text:style-name="P25"/>
      <text:p text:style-name="P25">dsp_state <text:s text:c="6"/>ds;</text:p>
      <text:p text:style-name="P25">dsp_state_fixed df;</text:p>
      <text:p text:style-name="P25"/>
      <text:p text:style-name="P25">/* reset state of buffer in case we get some kind</text:p>
      <text:p text:style-name="P25"><text:s text:c="3"/>of a dc offset mismatch */</text:p>
      <text:p text:style-name="P25"/>
      <text:p text:style-name="P25">void dsp_reset_state(void)</text:p>
      <text:p text:style-name="P25">{</text:p>
      <text:p text:style-name="P25"><text:s text:c="2"/>memset(&amp;ds,'\000',sizeof(dsp_state));</text:p>
      <text:p text:style-name="P25">}</text:p>
      <text:p text:style-name="P25"/>
      <text:p text:style-name="P25">/* initialize the buffer including the signs to be subtracted</text:p>
      <text:p text:style-name="P25"><text:s text:c="3"/>from the end of the buffer */</text:p>
      <text:p text:style-name="P25"/>
      <text:p text:style-name="P25">void dsp_initialize(uint8_t sample_buffer_size)</text:p>
      <text:p text:style-name="P25">{</text:p>
      <text:p text:style-name="P25"><text:s text:c="4"/>uint8_t i;</text:p>
      <text:p text:style-name="P25"><text:s text:c="4"/>if (sample_buffer_size &gt; DSPINT_MAX_SAMPLEBUFFER)</text:p>
      <text:p text:style-name="P25"><text:s text:c="8"/>sample_buffer_size = DSPINT_MAX_SAMPLEBUFFER;</text:p>
      <text:p text:style-name="P25"><text:s text:c="4"/>dsp_reset_state();</text:p>
      <text:p text:style-name="P25"><text:s text:c="4"/>df.buffer_size = sample_buffer_size;</text:p>
      <text:p text:style-name="P25"><text:s text:c="4"/>df.dly_8 = (sample_buffer_size / 8) * 8;</text:p>
      <text:p text:style-name="P25"><text:s text:c="4"/>df.dly_12 = (sample_buffer_size / 12) * 12;</text:p>
      <text:p text:style-name="P25"><text:s text:c="4"/>df.dly_16 = (sample_buffer_size / 16) * 16;</text:p>
      <text:p text:style-name="P25"><text:s text:c="4"/>df.dly_20 = (sample_buffer_size / 20) * 20;</text:p>
      <text:p text:style-name="P25"><text:s text:c="4"/>df.dly_24 = (sample_buffer_size / 24) * 24;</text:p>
      <text:p text:style-name="P25">}</text:p>
      <text:p text:style-name="P25"/>
      <text:p text:style-name="P25">#define SET_DSP_SQRT_APPROX(s,x,y) do { \</text:p>
      <text:p text:style-name="P25"><text:s text:c="3"/>uint16_t ux = (x &lt; 0 ? -x : x); \</text:p>
      <text:p text:style-name="P25"><text:s text:c="3"/>uint16_t uy = (y &lt; 0 ? -y : y); \</text:p>
      <text:p text:style-name="P25"><text:s text:c="3"/>s = ((ux + uy) &gt;&gt; 1)+(uy &gt; ux ? uy : ux); \</text:p>
      <text:p text:style-name="P25">} while(0)</text:p>
      <text:p text:style-name="P25"/>
      <text:p text:style-name="P25"><text:soft-page-break/>/* called by the interrupt routine to update the spectral channels */</text:p>
      <text:p text:style-name="P25">void dsp_new_sample(uint16_t sample)</text:p>
      <text:p text:style-name="P25">{</text:p>
      <text:p text:style-name="P25"><text:s text:c="3"/>uint8_t b;</text:p>
      <text:p text:style-name="P25"><text:s text:c="3"/>int16_t fir;</text:p>
      <text:p text:style-name="P25"><text:s text:c="3"/>ds.mag_new_sample = (ds.count_8 &amp; 0x03);</text:p>
      <text:p text:style-name="P25"/>
      <text:p text:style-name="P25"><text:s text:c="3"/>if (ds.mag_new_sample == 0)</text:p>
      <text:p text:style-name="P25"><text:s text:c="8"/>ds.mag_count = (ds.mag_count &gt;= (DSPINT_MAX_MAGCOUNT-1)) ? 0 : (ds.mag_count + 1);</text:p>
      <text:p text:style-name="P25"/>
      <text:p text:style-name="P25"><text:s text:c="3"/>/* update 8 count */</text:p>
      <text:p text:style-name="P25"><text:s text:c="3"/>b = (ds.sample_no &lt; df.dly_8) ? (ds.sample_no + df.buffer_size - df.dly_8) : (ds.sample_no - df.dly_8);</text:p>
      <text:p text:style-name="P25"><text:s text:c="3"/>fir = sample - ds.sample_buffer[b];</text:p>
      <text:p text:style-name="P25"><text:s text:c="3"/>if (ds.count_8 &gt;= 4)</text:p>
      <text:p text:style-name="P25"><text:s text:c="7"/>ds.state_i_8 += fir;</text:p>
      <text:p text:style-name="P25"><text:s text:c="3"/>else</text:p>
      <text:p text:style-name="P25"><text:s text:c="7"/>ds.state_i_8 -= fir;</text:p>
      <text:p text:style-name="P25"><text:s text:c="3"/>if ((ds.count_8 &gt;= 2) &amp;&amp; (ds.count_8 &lt; 6))</text:p>
      <text:p text:style-name="P25"><text:s text:c="7"/>ds.state_q_8 += fir;</text:p>
      <text:p text:style-name="P25"><text:s text:c="3"/>else</text:p>
      <text:p text:style-name="P25"><text:s text:c="7"/>ds.state_q_8 -= fir;</text:p>
      <text:p text:style-name="P25"><text:s text:c="3"/>ds.count_8 = (ds.count_8 &gt;= 7) ? 0 : (ds.count_8 + 1);</text:p>
      <text:p text:style-name="P25"><text:s text:c="3"/>if (ds.mag_new_sample == 0)</text:p>
      <text:p text:style-name="P25"><text:s text:c="7"/>SET_DSP_SQRT_APPROX(ds.mag_values_8[ds.mag_count], ds.state_q_8, ds.state_i_8);</text:p>
      <text:p text:style-name="P25"/>
      <text:p text:style-name="P25"><text:s text:c="3"/>/* update 12 count */</text:p>
      <text:p text:style-name="P25"><text:s text:c="3"/>b = (ds.sample_no &lt; df.dly_12) ? (ds.sample_no + df.buffer_size - df.dly_12) : (ds.sample_no - df.dly_12);</text:p>
      <text:p text:style-name="P25"><text:s text:c="3"/>fir = sample - ds.sample_buffer[b];</text:p>
      <text:p text:style-name="P25"><text:s text:c="3"/>if (ds.count_12 &gt;= 6)</text:p>
      <text:p text:style-name="P25"><text:s text:c="7"/>ds.state_i_12 += fir;</text:p>
      <text:p text:style-name="P25"><text:s text:c="3"/>else</text:p>
      <text:p text:style-name="P25"><text:s text:c="7"/>ds.state_i_12 -= fir;</text:p>
      <text:p text:style-name="P25"><text:s text:c="3"/>if ((ds.count_12 &gt;= 3) &amp;&amp; (ds.count_12 &lt; 9))</text:p>
      <text:p text:style-name="P25"><text:s text:c="7"/>ds.state_q_12 += fir;</text:p>
      <text:p text:style-name="P25"><text:s text:c="3"/>else</text:p>
      <text:p text:style-name="P25"><text:s text:c="7"/>ds.state_q_12 -= fir;</text:p>
      <text:p text:style-name="P25"><text:s text:c="3"/>ds.count_12 = (ds.count_12 &gt;= 11) ? 0 : (ds.count_12 + 1);</text:p>
      <text:p text:style-name="P25"><text:s text:c="3"/>if (ds.mag_new_sample == 0)</text:p>
      <text:p text:style-name="P25"><text:s text:c="7"/>SET_DSP_SQRT_APPROX(ds.mag_values_12[ds.mag_count], ds.state_q_12, ds.state_i_12);</text:p>
      <text:p text:style-name="P25"/>
      <text:p text:style-name="P25"><text:s text:c="3"/>/* update 16 count */</text:p>
      <text:p text:style-name="P25"><text:s text:c="3"/>b = (ds.sample_no &lt; df.dly_16) ? (ds.sample_no + df.buffer_size - df.dly_16) : (ds.sample_no - df.dly_16);</text:p>
      <text:p text:style-name="P25"><text:s text:c="3"/>fir = sample - ds.sample_buffer[b];</text:p>
      <text:p text:style-name="P25"><text:s text:c="3"/>if (ds.count_16 &gt;= 8)</text:p>
      <text:p text:style-name="P25"><text:s text:c="7"/>ds.state_i_16 += fir;</text:p>
      <text:p text:style-name="P25"><text:s text:c="3"/>else</text:p>
      <text:p text:style-name="P25"><text:s text:c="7"/>ds.state_i_16 -= fir;</text:p>
      <text:p text:style-name="P25"><text:s text:c="3"/>if ((ds.count_16 &gt;= 4) &amp;&amp; (ds.count_16 &lt; 12))</text:p>
      <text:p text:style-name="P25"><text:s text:c="7"/>ds.state_q_16 += fir;</text:p>
      <text:p text:style-name="P25"><text:s text:c="3"/>else</text:p>
      <text:p text:style-name="P25"><text:s text:c="7"/>ds.state_q_16 -= fir;</text:p>
      <text:p text:style-name="P25"><text:s text:c="3"/>ds.count_16 = (ds.count_16 &gt;= 15) ? 0 : (ds.count_16 + 1);</text:p>
      <text:p text:style-name="P25"><text:s text:c="3"/>if (ds.mag_new_sample == 0)</text:p>
      <text:p text:style-name="P25"><text:s text:c="8"/>SET_DSP_SQRT_APPROX(ds.mag_values_16[ds.mag_count], ds.state_q_16, ds.state_i_16);</text:p>
      <text:p text:style-name="P25"/>
      <text:p text:style-name="P25"><text:s text:c="3"/>/* update 20 count */</text:p>
      <text:p text:style-name="P25"><text:s text:c="3"/>b = (ds.sample_no &lt; df.dly_20) ? (ds.sample_no + df.buffer_size - df.dly_20) : (ds.sample_no - df.dly_20);</text:p>
      <text:p text:style-name="P25"><text:s text:c="3"/>fir = sample - ds.sample_buffer[b];</text:p>
      <text:p text:style-name="P25"><text:s text:c="3"/>if (ds.count_20 &gt;= 10)</text:p>
      <text:p text:style-name="P25"><text:s text:c="7"/>ds.state_i_20 += fir;</text:p>
      <text:p text:style-name="P25"><text:s text:c="3"/>else</text:p>
      <text:p text:style-name="P25"><text:s text:c="7"/>ds.state_i_20 -= fir;</text:p>
      <text:p text:style-name="P25"><text:s text:c="3"/>if ((ds.count_20 &gt;= 5) &amp;&amp; (ds.count_20 &lt; 15))</text:p>
      <text:p text:style-name="P25"><text:s text:c="7"/>ds.state_q_20 += fir;</text:p>
      <text:p text:style-name="P25"><text:s text:c="3"/>else</text:p>
      <text:p text:style-name="P25"><text:s text:c="7"/>ds.state_q_20 -= fir;</text:p>
      <text:p text:style-name="P25"><text:s text:c="3"/>ds.count_20 = (ds.count_20 &gt;= 19) ? 0 : (ds.count_20 + 1);</text:p>
      <text:p text:style-name="P25"><text:s text:c="3"/>if (ds.mag_new_sample == 0)</text:p>
      <text:p text:style-name="P25"><text:s text:c="8"/>SET_DSP_SQRT_APPROX(ds.mag_values_20[ds.mag_count], ds.state_q_20, ds.state_i_20);</text:p>
      <text:p text:style-name="P25"/>
      <text:p text:style-name="P25"><text:soft-page-break/><text:s text:c="3"/>/* update 24 count */</text:p>
      <text:p text:style-name="P25"><text:s text:c="3"/>b = (ds.sample_no &lt; df.dly_24) ? (ds.sample_no + df.buffer_size - df.dly_24) : (ds.sample_no - df.dly_24);</text:p>
      <text:p text:style-name="P25"><text:s text:c="3"/>fir = sample - ds.sample_buffer[b];</text:p>
      <text:p text:style-name="P25"><text:s text:c="3"/>if (ds.count_24 &gt;= 12)</text:p>
      <text:p text:style-name="P25"><text:s text:c="7"/>ds.state_i_24 += fir;</text:p>
      <text:p text:style-name="P25"><text:s text:c="3"/>else</text:p>
      <text:p text:style-name="P25"><text:s text:c="7"/>ds.state_i_24 -= fir;</text:p>
      <text:p text:style-name="P25"><text:s text:c="3"/>if ((ds.count_24 &gt;= 6) &amp;&amp; (ds.count_24 &lt; 18))</text:p>
      <text:p text:style-name="P25"><text:s text:c="7"/>ds.state_q_24 += fir;</text:p>
      <text:p text:style-name="P25"><text:s text:c="3"/>else</text:p>
      <text:p text:style-name="P25"><text:s text:c="7"/>ds.state_q_24 -= fir;</text:p>
      <text:p text:style-name="P25"><text:s text:c="3"/>ds.count_24 = (ds.count_24 &gt;= 23) ? 0 : (ds.count_24 + 1);</text:p>
      <text:p text:style-name="P25"><text:s text:c="3"/>if (ds.mag_new_sample == 0)</text:p>
      <text:p text:style-name="P25"><text:s text:c="8"/>SET_DSP_SQRT_APPROX(ds.mag_values_24[ds.mag_count], ds.state_q_24, ds.state_i_24);</text:p>
      <text:p text:style-name="P25"/>
      <text:p text:style-name="P25"><text:s text:c="3"/>ds.sample_buffer[ds.sample_no++] = sample;</text:p>
      <text:p text:style-name="P25"><text:s text:c="3"/>if (ds.sample_no &gt;= df.buffer_size)</text:p>
      <text:p text:style-name="P25"><text:s text:c="6"/>ds.sample_no = 0;</text:p>
      <text:p text:style-name="P25"/>
      <text:p text:style-name="P25">}</text:p>
      <text:p text:style-name="P25"/>
      <text:p text:style-name="P36"/>
      <text:h text:style-name="P56" text:outline-level="2"/>
      <text:h text:style-name="P57" text:outline-level="2">Software License for Code</text:h>
      <text:p text:style-name="Text_20_body"/>
      <text:p text:style-name="P41">The code examples in this document are licensed under the zlib license, the text of which is included below. <text:s/></text:p>
      <text:p text:style-name="P41"/>
      <text:p text:style-name="P25">/*</text:p>
      <text:p text:style-name="P25"><text:s/>* Copyright (c) 2021 Daniel Marks</text:p>
      <text:p text:style-name="P25"/>
      <text:p text:style-name="P25">This software is provided 'as-is', without any express or implied</text:p>
      <text:p text:style-name="P25">warranty. In no event will the authors be held liable for any damages</text:p>
      <text:p text:style-name="P25">arising from the use of this software.</text:p>
      <text:p text:style-name="P25"/>
      <text:p text:style-name="P25">Permission is granted to anyone to use this software for any purpose,</text:p>
      <text:p text:style-name="P25">including commercial applications, and to alter it and redistribute it</text:p>
      <text:p text:style-name="P25">freely, subject to the following restrictions:</text:p>
      <text:p text:style-name="P25"/>
      <text:p text:style-name="P25">1. The origin of this software must not be misrepresented; you must not</text:p>
      <text:p text:style-name="P25"><text:s text:c="3"/>claim that you wrote the original software. If you use this software</text:p>
      <text:p text:style-name="P25"><text:s text:c="3"/>in a product, an acknowledgment in the product documentation would be</text:p>
      <text:p text:style-name="P25"><text:s text:c="3"/>appreciated but is not required.</text:p>
      <text:p text:style-name="P25">2. Altered source versions must be plainly marked as such, and must not be</text:p>
      <text:p text:style-name="P25"><text:s text:c="3"/>misrepresented as being the original software.</text:p>
      <text:p text:style-name="P25">3. This notice may not be removed or altered from any source distribution.</text:p>
      <text:p text:style-name="P25"><text:s/>*/</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0-24T08:09:33.932000000</dc:date>
    <meta:editing-duration>PT4H39M27S</meta:editing-duration>
    <meta:editing-cycles>87</meta:editing-cycles>
    <meta:generator>LibreOffice/7.1.3.2$Windows_X86_64 LibreOffice_project/47f78053abe362b9384784d31a6e56f8511eb1c1</meta:generator>
    <meta:document-statistic meta:table-count="1" meta:image-count="0" meta:object-count="0" meta:page-count="16" meta:paragraph-count="525" meta:word-count="5165" meta:character-count="33840" meta:non-whitespace-character-count="27129"/>
  </office:meta>
</office:document-meta>
</file>